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 Light" svg:font-family="'Bahnschrift Light'" style:font-family-generic="swiss" style:font-pitch="variable"/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P1" style:family="paragraph" style:parent-style-name="Title">
      <style:text-properties style:font-name="Code"/>
    </style:style>
    <style:style style:name="P2" style:family="paragraph" style:parent-style-name="Standard">
      <style:text-properties style:font-name="Code" officeooo:rsid="001ba254" officeooo:paragraph-rsid="001ba254"/>
    </style:style>
    <style:style style:name="P3" style:family="paragraph" style:parent-style-name="Standard">
      <style:text-properties style:font-name="Code" officeooo:rsid="001d97af" officeooo:paragraph-rsid="001d97af"/>
    </style:style>
    <style:style style:name="P4" style:family="paragraph" style:parent-style-name="Standard">
      <style:text-properties style:font-name="Code" officeooo:paragraph-rsid="001d97af"/>
    </style:style>
    <style:style style:name="P5" style:family="paragraph" style:parent-style-name="Standard">
      <style:text-properties style:font-name="Code" style:text-underline-style="solid" style:text-underline-width="auto" style:text-underline-color="font-color" officeooo:rsid="001ba254" officeooo:paragraph-rsid="001ba254"/>
    </style:style>
    <style:style style:name="P6" style:family="paragraph" style:parent-style-name="Standard">
      <style:text-properties style:font-name="Code" fo:font-style="italic" fo:font-weight="normal" officeooo:rsid="001ba254" officeooo:paragraph-rsid="001ba25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color="#808080" loext:opacity="100%" style:font-name="Code" officeooo:rsid="001d97af" officeooo:paragraph-rsid="001d97af"/>
    </style:style>
    <style:style style:name="P8" style:family="paragraph" style:parent-style-name="Standard">
      <style:text-properties officeooo:paragraph-rsid="001d97af"/>
    </style:style>
    <style:style style:name="P9" style:family="paragraph" style:parent-style-name="Standard">
      <style:text-properties fo:font-style="italic" fo:font-weight="normal" officeooo:rsid="001de085" officeooo:paragraph-rsid="001ba254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de085" style:font-name-asian="NSimSun" style:font-name-complex="Arial2"/>
    </style:style>
    <style:style style:name="T4" style:family="text">
      <style:text-properties style:text-position="sub 58%" style:font-name="Code" officeooo:rsid="001de085" style:font-name-asian="NSimSun" style:font-name-complex="Arial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808080" loext:opacity="100%"/>
    </style:style>
    <style:style style:name="T8" style:family="text">
      <style:text-properties style:font-name="Code" style:font-name-asian="NSimSun" style:font-name-complex="Arial2"/>
    </style:style>
    <style:style style:name="T9" style:family="text">
      <style:text-properties style:font-name="Code" officeooo:rsid="001d97af" style:font-name-asian="NSimSun" style:font-name-complex="Arial2"/>
    </style:style>
    <style:style style:name="T10" style:family="text">
      <style:text-properties style:font-name="Code" officeooo:rsid="001de085" style:font-name-asian="NSimSun" style:font-name-complex="Arial2"/>
    </style:style>
    <style:style style:name="T11" style:family="text">
      <style:text-properties style:font-name="Code" officeooo:rsid="001f6488" style:font-name-asian="NSimSun" style:font-name-complex="Arial2"/>
    </style:style>
    <style:style style:name="T12" style:family="text">
      <style:text-properties style:font-name="Code" fo:font-style="italic" fo:font-weight="bold" style:font-name-asian="NSimSun" style:font-style-asian="italic" style:font-weight-asian="bold" style:font-name-complex="Arial2" style:font-style-complex="italic" style:font-weight-complex="bold"/>
    </style:style>
    <style:style style:name="T13" style:family="text">
      <style:text-properties style:font-name="Code" fo:font-style="italic" style:font-name-asian="NSimSun" style:font-style-asian="italic" style:font-name-complex="Arial2" style:font-style-complex="italic"/>
    </style:style>
    <style:style style:name="T14" style:family="text">
      <style:text-properties style:font-name="Segoe UI" style:font-name-asian="Segoe UI" style:font-name-complex="Segoe UI"/>
    </style:style>
    <style:style style:name="T15" style:family="text">
      <style:text-properties style:font-name="Segoe UI" style:font-name-asian="NSimSun" style:font-name-complex="Arial2"/>
    </style:style>
    <style:style style:name="T16" style:family="text">
      <style:text-properties style:font-name-asian="NSimSun" style:font-name-complex="Arial2"/>
    </style:style>
    <style:style style:name="T17" style:family="text">
      <style:text-properties officeooo:rsid="001de085" style:font-name-asian="NSimSun" style:font-name-complex="Arial2"/>
    </style:style>
    <style:style style:name="T18" style:family="text">
      <style:text-properties officeooo:rsid="001d97af" style:font-name-asian="NSimSun" style:font-name-complex="Arial2"/>
    </style:style>
    <style:style style:name="T19" style:family="text">
      <style:text-properties officeooo:rsid="001de085"/>
    </style:style>
    <style:style style:name="T20" style:family="text">
      <style:text-properties style:font-name="Liberation Serif" officeooo:rsid="001de085" style:font-name-asian="Liberation Serif" style:font-name-complex="Liberation Serif"/>
    </style:style>
    <style:style style:name="T21" style:family="text">
      <style:text-properties officeooo:rsid="001de085" style:font-name-asian="Liberation Serif" style:font-name-complex="Liberation Serif"/>
    </style:style>
    <style:style style:name="T22" style:family="text">
      <style:text-properties style:font-name-asian="Segoe UI" style:font-name-complex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gorithme de Dijkstra</text:span> </text:p>
      <text:p text:style-name="P5">in :</text:p>
      <text:p text:style-name="P2"><text:tab/>La structure du graphe</text:p>
      <text:p text:style-name="P2"><text:tab/>L’id du sommet d’origine</text:p>
      <text:p text:style-name="P2"><text:tab/>L’id du sommet d’arrivé</text:p>
      <text:p text:style-name="P5">out :</text:p>
      <text:p text:style-name="P2"><text:tab/>distance int</text:p>
      <text:p text:style-name="P6"/>
      <text:p text:style-name="P9"><text:span text:style-name="T8">procédure Dijkstra(graphe, sommetOrigine, sommetDestination)<text:line-break/> <text:s text:c="3"/>// initialisation<text:line-break/> <text:s text:c="3"/>L = {0, 1, 2, 3, ..., n} // ensemble des n sommets du graphe, indexés de 0 à n<text:line-break/> <text:s text:c="3"/>pour tous les sommets i ∈ L<text:line-break/> <text:s text:c="7"/>pi = ∞ <text:s text:c="9"/>// distance estimée de sommetOrigine à i<text:line-break/> <text:s text:c="7"/>parent[i] = -1 <text:s/>// aucun parent défini pour le moment<text:line-break/><text:line-break/> <text:s text:c="3"/>piOrigine = 0 <text:s text:c="7"/>// la distance du sommet d'origine à lui-même est 0<text:line-break/> <text:s text:c="3"/>parent[sommetOrigine] = </text:span><text:span text:style-name="T11">origine</text:span><text:span text:style-name="T8"> <text:s/>// </text:span><text:span text:style-name="T11">son parent est lui-même</text:span><text:span text:style-name="T8"><text:line-break/><text:line-break/> <text:s text:c="3"/>// initialisation de la liste des sommets non visités<text:line-break/> <text:s text:c="3"/>L_nonVus = L<text:line-break/> <text:s text:c="3"/>sommetCourant = sommetOrigine<text:line-break/><text:line-break/> <text:s text:c="3"/>// Boucle principale<text:line-break/> <text:s text:c="3"/>tant que L_nonVus ≠ ∅ et sommetCourant ≠ sommetDestination<text:line-break/> <text:s text:c="7"/>// extraire le sommet avec la plus petite distance estimée dans L_nonVus<text:line-break/> <text:s text:c="7"/>sommetCourant = sommet ayant la plus petite valeur de pi dans L_nonVus<text:line-break/><text:line-break/> <text:s text:c="7"/>// Pour chaque voisin du sommetCourant<text:line-break/> <text:s text:c="7"/>pour chaque voisin j de sommetCourant<text:line-break/> <text:s text:c="11"/>// Calculer la distance à travers sommetCourant<text:line-break/> <text:s text:c="11"/>djs = distance entre sommetCourant et voisin j<text:line-break/> <text:s text:c="11"/>si pi[sommetCourant] + djs &lt; pi[j]<text:line-break/> <text:s text:c="15"/>pi[j] = pi[sommetCourant] + djs<text:line-break/> <text:s text:c="15"/>parent[j] = sommetCourant<text:line-break/> <text:s text:c="7"/><text:line-break/> <text:s text:c="7"/>// Retirer sommetCourant de L_nonVus (il est maintenant visité)<text:line-break/> <text:s text:c="7"/>L_nonVus = L_nonVus \ {sommetCourant}<text:line-break/><text:line-break/> <text:s text:c="3"/>// Retourner la distance finale et/ou le chemin<text:line-break/> <text:s text:c="3"/>retourner pi[sommetDestination] <text:s/>// ou parent[] pour reconstruire le chemin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 Light" svg:font-family="'Bahnschrift Light'" style:font-family-generic="swiss" style:font-pitch="variable"/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9:29:16.863000000</meta:creation-date>
    <dc:date>2024-11-22T19:49:49.392000000</dc:date>
    <meta:editing-duration>PT20M31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8" meta:word-count="218" meta:character-count="1553" meta:non-whitespace-character-count="1124"/>
  </office:meta>
</office:document-meta>
</file>